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e0b8" officeooo:paragraph-rsid="0008e0b8"/>
    </style:style>
    <style:style style:name="P2" style:family="paragraph" style:parent-style-name="Standard">
      <style:text-properties officeooo:rsid="000a6b04" officeooo:paragraph-rsid="000a6b04"/>
    </style:style>
    <style:style style:name="P3" style:family="paragraph" style:parent-style-name="Standard">
      <style:text-properties fo:font-size="16pt" officeooo:rsid="0008e0b8" officeooo:paragraph-rsid="0008e0b8" style:font-size-asian="16pt" style:font-size-complex="16pt"/>
    </style:style>
    <style:style style:name="P4" style:family="paragraph" style:parent-style-name="Standard">
      <style:text-properties fo:color="#333333" officeooo:rsid="000a6b04" officeooo:paragraph-rsid="000a6b04"/>
    </style:style>
    <style:style style:name="P5" style:family="paragraph" style:parent-style-name="Standard">
      <style:text-properties fo:font-style="normal" officeooo:rsid="000c7b18" officeooo:paragraph-rsid="000c7b18" style:font-style-asian="normal" style:font-style-complex="normal"/>
    </style:style>
    <style:style style:name="P6" style:family="paragraph" style:parent-style-name="Standard">
      <style:text-properties fo:font-style="normal" officeooo:rsid="001632db" officeooo:paragraph-rsid="001632db" style:font-style-asian="normal" style:font-style-complex="normal"/>
    </style:style>
    <style:style style:name="P7" style:family="paragraph" style:parent-style-name="Standard">
      <style:text-properties fo:font-style="normal" officeooo:rsid="0019bbce" officeooo:paragraph-rsid="0019bbce" style:font-style-asian="normal" style:font-style-complex="normal"/>
    </style:style>
    <style:style style:name="P8" style:family="paragraph" style:parent-style-name="Standard">
      <style:text-properties fo:font-style="normal" officeooo:rsid="001d4d0c" officeooo:paragraph-rsid="001d4d0c" style:font-style-asian="normal" style:font-style-complex="normal"/>
    </style:style>
    <style:style style:name="P9" style:family="paragraph" style:parent-style-name="Standard">
      <style:text-properties fo:font-style="normal" officeooo:rsid="001d7bec" officeooo:paragraph-rsid="001d7bec" style:font-style-asian="normal" style:font-style-complex="normal"/>
    </style:style>
    <style:style style:name="P10" style:family="paragraph" style:parent-style-name="Standard">
      <style:text-properties fo:font-style="normal" officeooo:rsid="001f4d0d" officeooo:paragraph-rsid="001f4d0d" style:font-style-asian="normal" style:font-style-complex="normal"/>
    </style:style>
    <style:style style:name="P11" style:family="paragraph" style:parent-style-name="Standard">
      <style:text-properties fo:font-style="normal" fo:font-weight="bold" officeooo:rsid="001f4d0d" officeooo:paragraph-rsid="001f4d0d" style:font-style-asian="normal" style:font-weight-asian="bold" style:font-style-complex="normal" style:font-weight-complex="bold"/>
    </style:style>
    <style:style style:name="P12" style:family="paragraph" style:parent-style-name="Standard">
      <style:paragraph-properties fo:margin-left="0.4925in" fo:margin-right="0in" fo:text-indent="0in" style:auto-text-indent="false"/>
      <style:text-properties fo:font-style="italic" officeooo:rsid="000a6b04" officeooo:paragraph-rsid="000a6b04" style:font-style-asian="italic" style:font-style-complex="italic"/>
    </style:style>
    <style:style style:name="P13" style:family="paragraph" style:parent-style-name="Standard">
      <style:paragraph-properties fo:margin-left="0.4925in" fo:margin-right="0in" fo:text-indent="0in" style:auto-text-indent="false"/>
      <style:text-properties fo:color="#333333" fo:font-style="italic" officeooo:rsid="000a6b04" officeooo:paragraph-rsid="000a6b04" style:font-style-asian="italic" style:font-style-complex="italic"/>
    </style:style>
    <style:style style:name="P14" style:family="paragraph" style:parent-style-name="Standard">
      <style:paragraph-properties fo:margin-left="0in" fo:margin-right="0in" fo:text-indent="0in" style:auto-text-indent="false"/>
      <style:text-properties fo:font-style="normal" officeooo:rsid="000a77d1" officeooo:paragraph-rsid="000a77d1" style:font-style-asian="normal" style:font-style-complex="normal"/>
    </style:style>
    <style:style style:name="P15" style:family="paragraph" style:parent-style-name="Standard">
      <style:paragraph-properties fo:margin-left="0in" fo:margin-right="0in" fo:text-indent="0in" style:auto-text-indent="false"/>
      <style:text-properties fo:font-style="normal" officeooo:rsid="000c16fb" officeooo:paragraph-rsid="000c16fb" style:font-style-asian="normal" style:font-style-complex="normal"/>
    </style:style>
    <style:style style:name="P16" style:family="paragraph" style:parent-style-name="Standard" style:list-style-name="L1">
      <style:text-properties style:text-line-through-style="solid" style:text-line-through-type="single" fo:font-style="normal" officeooo:rsid="000c7b18" officeooo:paragraph-rsid="000c7b18" style:font-style-asian="normal" style:font-style-complex="normal"/>
    </style:style>
    <style:style style:name="P17" style:family="paragraph" style:parent-style-name="Standard" style:list-style-name="L2">
      <style:text-properties style:text-line-through-style="solid" style:text-line-through-type="single" fo:font-style="normal" officeooo:rsid="000c7b18" officeooo:paragraph-rsid="000c7b18" style:font-style-asian="normal" style:font-style-complex="normal"/>
    </style:style>
    <style:style style:name="P18" style:family="paragraph" style:parent-style-name="Standard" style:list-style-name="L2">
      <style:text-properties style:text-line-through-style="solid" style:text-line-through-type="single" fo:font-style="normal" officeooo:rsid="000dbfad" officeooo:paragraph-rsid="000dbfad" style:font-style-asian="normal" style:font-style-complex="normal"/>
    </style:style>
    <style:style style:name="P19" style:family="paragraph" style:parent-style-name="Standard" style:list-style-name="L2">
      <style:text-properties style:text-line-through-style="solid" style:text-line-through-type="single" fo:font-style="normal" officeooo:rsid="000f9e15" officeooo:paragraph-rsid="000f9e15" style:font-style-asian="normal" style:font-style-complex="normal"/>
    </style:style>
    <style:style style:name="P20" style:family="paragraph" style:parent-style-name="Standard" style:list-style-name="L4">
      <style:text-properties style:text-line-through-style="solid" style:text-line-through-type="single" fo:font-style="normal" officeooo:rsid="0023a615" officeooo:paragraph-rsid="0023a615" style:font-style-asian="normal" style:font-style-complex="normal"/>
    </style:style>
    <style:style style:name="P21" style:family="paragraph" style:parent-style-name="Standard" style:list-style-name="L1">
      <style:text-properties style:text-line-through-style="none" style:text-line-through-type="none" fo:font-style="normal" officeooo:rsid="00183738" officeooo:paragraph-rsid="00183738" style:font-style-asian="normal" style:font-style-complex="normal"/>
    </style:style>
    <style:style style:name="P22" style:family="paragraph" style:parent-style-name="Standard" style:list-style-name="L2">
      <style:text-properties fo:font-style="normal" officeooo:rsid="000c7b18" officeooo:paragraph-rsid="000c7b18" style:font-style-asian="normal" style:font-style-complex="normal"/>
    </style:style>
    <style:style style:name="P23" style:family="paragraph" style:parent-style-name="Standard" style:list-style-name="L2">
      <style:text-properties fo:font-style="normal" officeooo:rsid="000de200" officeooo:paragraph-rsid="000de200" style:font-style-asian="normal" style:font-style-complex="normal"/>
    </style:style>
    <style:style style:name="P24" style:family="paragraph" style:parent-style-name="Standard" style:list-style-name="L2">
      <style:text-properties fo:font-style="normal" officeooo:rsid="000df53f" officeooo:paragraph-rsid="000df53f" style:font-style-asian="normal" style:font-style-complex="normal"/>
    </style:style>
    <style:style style:name="P25" style:family="paragraph" style:parent-style-name="Standard" style:list-style-name="L2">
      <style:text-properties fo:font-style="normal" officeooo:rsid="000ffee5" officeooo:paragraph-rsid="000ffee5" style:font-style-asian="normal" style:font-style-complex="normal"/>
    </style:style>
    <style:style style:name="P26" style:family="paragraph" style:parent-style-name="Standard" style:list-style-name="L2">
      <style:text-properties fo:font-style="normal" officeooo:rsid="00113a72" officeooo:paragraph-rsid="00113a72" style:font-style-asian="normal" style:font-style-complex="normal"/>
    </style:style>
    <style:style style:name="P27" style:family="paragraph" style:parent-style-name="Standard" style:list-style-name="L2">
      <style:text-properties fo:font-style="normal" officeooo:rsid="00149928" officeooo:paragraph-rsid="00149928" style:font-style-asian="normal" style:font-style-complex="normal"/>
    </style:style>
    <style:style style:name="P28" style:family="paragraph" style:parent-style-name="Standard" style:list-style-name="L2">
      <style:text-properties fo:font-style="normal" officeooo:rsid="001632db" officeooo:paragraph-rsid="001632db" style:font-style-asian="normal" style:font-style-complex="normal"/>
    </style:style>
    <style:style style:name="P29" style:family="paragraph" style:parent-style-name="Standard" style:list-style-name="L3">
      <style:text-properties fo:font-style="normal" officeooo:rsid="001f4d0d" officeooo:paragraph-rsid="001f4d0d" style:font-style-asian="normal" style:font-style-complex="normal"/>
    </style:style>
    <style:style style:name="P30" style:family="paragraph" style:parent-style-name="Standard" style:list-style-name="L3">
      <style:text-properties fo:font-style="normal" officeooo:rsid="0022bd57" officeooo:paragraph-rsid="0022bd57" style:font-style-asian="normal" style:font-style-complex="normal"/>
    </style:style>
    <style:style style:name="P31" style:family="paragraph" style:parent-style-name="Standard">
      <style:text-properties fo:font-style="normal" officeooo:rsid="0022bd57" officeooo:paragraph-rsid="0022bd57" style:font-style-asian="normal" style:font-style-complex="normal"/>
    </style:style>
    <style:style style:name="P32" style:family="paragraph" style:parent-style-name="Standard">
      <style:text-properties fo:font-style="normal" officeooo:rsid="0023a615" officeooo:paragraph-rsid="0023a615" style:font-style-asian="normal" style:font-style-complex="normal"/>
    </style:style>
    <style:style style:name="P33" style:family="paragraph" style:parent-style-name="Standard" style:list-style-name="L4">
      <style:text-properties fo:font-style="normal" officeooo:rsid="0023a615" officeooo:paragraph-rsid="0023a615" style:font-style-asian="normal" style:font-style-complex="normal"/>
    </style:style>
    <style:style style:name="P34" style:family="paragraph" style:parent-style-name="Standard" style:list-style-name="L4">
      <style:text-properties fo:font-style="normal" officeooo:rsid="0025336d" officeooo:paragraph-rsid="0025336d" style:font-style-asian="normal" style:font-style-complex="normal"/>
    </style:style>
    <style:style style:name="P35" style:family="paragraph" style:parent-style-name="Standard" style:list-style-name="L3">
      <style:text-properties fo:font-style="normal" officeooo:rsid="00278155" officeooo:paragraph-rsid="00278155" style:font-style-asian="normal" style:font-style-complex="normal"/>
    </style:style>
    <style:style style:name="P36" style:family="paragraph" style:parent-style-name="Standard" style:list-style-name="L3">
      <style:text-properties fo:font-style="normal" officeooo:rsid="0027f9db" officeooo:paragraph-rsid="0027f9db" style:font-style-asian="normal" style:font-style-complex="normal"/>
    </style:style>
    <style:style style:name="T1" style:family="text">
      <style:text-properties officeooo:rsid="000a77d1"/>
    </style:style>
    <style:style style:name="T2" style:family="text">
      <style:text-properties officeooo:rsid="00116b6d"/>
    </style:style>
    <style:style style:name="T3" style:family="text">
      <style:text-properties officeooo:rsid="00122d26"/>
    </style:style>
    <style:style style:name="T4" style:family="text">
      <style:text-properties fo:font-weight="bold" style:font-weight-asian="bold" style:font-weight-complex="bold"/>
    </style:style>
    <style:style style:name="T5" style:family="text">
      <style:text-properties officeooo:rsid="0029b68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1 <text:span text:style-name="T1">Notes</text:span></text:p>
      <text:p text:style-name="P1"/>
      <text:p text:style-name="P2">assignment:</text:p>
      <text:p text:style-name="P4"/>
      <text:p text:style-name="P13">Project 1</text:p>
      <text:p text:style-name="P13"><text:s text:c="4"/>• Project-1(P1) is the transformation from P0 to P1.</text:p>
      <text:p text:style-name="P13"><text:s text:c="4"/>• You must convert the console-based app of P0 to the web-based app</text:p>
      <text:p text:style-name="P13"><text:s text:c="4"/>• UI side technologies(Html, css, Bootstrap, vanilla JS) – client side</text:p>
      <text:p text:style-name="P13"><text:s text:c="6"/>validations using vanilla JS is must and should, no angular strictly,</text:p>
      <text:p text:style-name="P13"><text:s text:c="6"/>any other JS framework you guys wish to use please debate the need of</text:p>
      <text:p text:style-name="P13"><text:s text:c="6"/>it with us and after approval you can go ahead and use it.</text:p>
      <text:p text:style-name="P13"><text:s text:c="4"/>• Server Side technology – the BO(service) and DAO layer will be still</text:p>
      <text:p text:style-name="P13"><text:s text:c="6"/>the same you will be using Servlets(from JEE) to handle server side</text:p>
      <text:p text:style-name="P13"><text:s text:c="6"/>scripting to do handshake with JS, when JS does a AJAX call, the servlet</text:p>
      <text:p text:style-name="P13"><text:s text:c="6"/>will be able to read the incoming request and generate back the responses</text:p>
      <text:p text:style-name="P13"><text:s text:c="6"/>as JSON and JS will process it and put it to client.</text:p>
      <text:p text:style-name="P13"><text:s text:c="4"/>• Do not waste much time in building a clean UI and in beautifying the client</text:p>
      <text:p text:style-name="P13"><text:s text:c="6"/>side, rather the focus should be on making the handshakes from frontend to</text:p>
      <text:p text:style-name="P13"><text:s text:c="6"/>backend and bringing out the efficiency by doing bug fixes, separation of</text:p>
      <text:p text:style-name="P13"><text:s text:c="6"/>concerns, usage of technical aspects. We are totally good accepting a Simple</text:p>
      <text:p text:style-name="P13"><text:s text:c="6"/>UI with rich functionality, so please focus on it.</text:p>
      <text:p text:style-name="P13"><text:s text:c="4"/>• Evaluation parameters will be as the same as P0.</text:p>
      <text:p text:style-name="P12"/>
      <text:p text:style-name="P12"/>
      <text:p text:style-name="P14">initial notes:</text:p>
      <text:p text:style-name="P14"/>
      <text:p text:style-name="P15">to get started I’m finding bugs and finishing tests in P0.</text:p>
      <text:p text:style-name="P15"/>
      <text:p text:style-name="P15">tests:</text:p>
      <text:p text:style-name="P15"/>
      <text:list xml:id="list1181497844" text:style-name="L1">
        <text:list-item>
          <text:p text:style-name="P16">i have 5.</text:p>
        </text:list-item>
        <text:list-item>
          <text:p text:style-name="P21">done, got 10!</text:p>
        </text:list-item>
      </text:list>
      <text:p text:style-name="P5"/>
      <text:p text:style-name="P5">bugs/fixes:</text:p>
      <text:p text:style-name="P5"/>
      <text:list xml:id="list109527276" text:style-name="L2">
        <text:list-item>
          <text:p text:style-name="P22">do some regex for username and password<text:span text:style-name="T3"> </text:span></text:p>
        </text:list-item>
        <text:list-item>
          <text:p text:style-name="P17">make sure that amounts entered are valid, try adding 0010</text:p>
          <text:list>
            <text:list-item>
              <text:p text:style-name="P18">adding multiple periods breaks program</text:p>
            </text:list-item>
            <text:list-item>
              <text:p text:style-name="P23">able to transfer more than is available to deposit, no error</text:p>
            </text:list-item>
          </text:list>
        </text:list-item>
        <text:list-item>
          <text:p text:style-name="P24">take a look at formatting the error log</text:p>
        </text:list-item>
        <text:list-item>
          <text:p text:style-name="P19">can ‘deposit’ to account that doesn’t exist, need to be told account name is wrong</text:p>
        </text:list-item>
        <text:list-item>
          <text:p text:style-name="P25">can’t escape transfer<text:span text:style-name="T3">r</text:span>ing and doing some things, should i make quit an option?</text:p>
        </text:list-item>
        <text:list-item>
          <text:p text:style-name="P26">says the transfer is complete, doesn’t throw error but wrong message/<text:span text:style-name="T2">logic</text:span></text:p>
        </text:list-item>
        <text:list-item>
          <text:p text:style-name="P27">maybe some other functions that i might need, like “list accounts by account_name”</text:p>
        </text:list-item>
        <text:list-item>
          <text:p text:style-name="P28">how important is it that i can back out of, for instance, making a deposit after an error message is thrown for the user? not very, i bet, because i am assuming that all my presentation layer will go away and I’ll just use it to inform my actual html which is fed by the logic of my business layer. hard to picture that now, though.</text:p>
        </text:list-item>
      </text:list>
      <text:p text:style-name="P6"/>
      <text:p text:style-name="P6"/>
      <text:p text:style-name="P6"/>
      <text:p text:style-name="P7"><text:soft-page-break/><text:span text:style-name="T4">Master servlet notes</text:span>:</text:p>
      <text:p text:style-name="P7"/>
      <text:p text:style-name="P7">“The URI always goes to the master servlet because you end it in a wildcard, but the master servlet always forwards it to some equivalent of a RequestHelper that looks at that URI and, based on how it ends, will send the request and response to a controller that will do the proper backend operations and then send the response back to the RequestHelper and then back to the master servlet. So there is only 1 servlet that starts and runs, but it handles all the jobs you might need multiple servlets for.”</text:p>
      <text:p text:style-name="P7"/>
      <text:p text:style-name="P7">“The address would be something like Bank/api/RegisterNewUser -&gt; master servlet that takes Bank/api/* -&gt; RequestHelper that looks at the URI -&gt; RegisterNewUser to register the user and send the response back”</text:p>
      <text:p text:style-name="P7"/>
      <text:p text:style-name="P7">“The thing I don't understand (if someone could weigh in that'd be great) is why do we have to have a RequestHelper class that we use with request.getRequestDispatcher(...).forward(request, response)? Why not just have switch statements inside master servlet in the first place that sends the request and response directly to a controller without the need of an extra RequestHelper class?”</text:p>
      <text:p text:style-name="P7"/>
      <text:p text:style-name="P7">“It's a way of isolating functionality, I think. So this way, the MasterServlet is only responsible for receiving and sending the req/res to/from the client. Requestdispatcher directs it to the appropriate controller, and the controller handles the logic. So if the the loginController is getting a null object, you can backtrack to RD and make sure its passing correctly. If RD also has the null object, you backtrack again to MS to make sure it's doing its job correctly. Instead of having everything in one place and having to dig around inside 500 lines of code for the one place that an error is being thrown if you combine everything into one big class. That's my thought. Ben may have a more legitimate reason though. So I'd check with him this morning”</text:p>
      <text:p text:style-name="P7"/>
      <text:p text:style-name="P7"/>
      <text:p text:style-name="P7"/>
      <text:p text:style-name="P7"><text:span text:style-name="T4">outline of pages/tools required </text:span>(how to accomplish each view with requests/responses/cookies/sessions):</text:p>
      <text:p text:style-name="P7"/>
      <text:p text:style-name="P8">welcome page =&gt; login link</text:p>
      <text:p text:style-name="P8">user home page =&gt; list accounts:</text:p>
      <text:p text:style-name="P8"><text:tab/>cookie for username, session for user object</text:p>
      <text:p text:style-name="P9">new user account =&gt;</text:p>
      <text:p text:style-name="P9"/>
      <text:p text:style-name="P9"/>
      <text:p text:style-name="P9"/>
      <text:p text:style-name="P11">bugs to fix:</text:p>
      <text:p text:style-name="P10"/>
      <text:list xml:id="list2085529671" text:style-name="L3">
        <text:list-item>
          <text:p text:style-name="P29">minor one, can’t withdraw exactly amount that is in account, only less. why?</text:p>
        </text:list-item>
        <text:list-item>
          <text:p text:style-name="P30">says transfer complete, handles error but same message</text:p>
        </text:list-item>
        <text:list-item>
          <text:p text:style-name="P35">login takes a long time in console and in this version, why?</text:p>
        </text:list-item>
        <text:list-item>
          <text:p text:style-name="P36">figure out how sessions work with log out, don’t go back to same page, incorporate logout button</text:p>
        </text:list-item>
      </text:list>
      <text:p text:style-name="P31"/>
      <text:p text:style-name="P32"><text:span text:style-name="T4">UI stuff, things I want to include</text:span>:</text:p>
      <text:p text:style-name="P32"><text:soft-page-break/></text:p>
      <text:list xml:id="list3345752040" text:style-name="L4">
        <text:list-item>
          <text:p text:style-name="P33">select with click, not by typing, for all the transactions and listing accounts</text:p>
        </text:list-item>
        <text:list-item>
          <text:p text:style-name="P20">nice tables instead of ul</text:p>
        </text:list-item>
        <text:list-item>
          <text:p text:style-name="P33">general forma<text:span text:style-name="T5">t</text:span>ting</text:p>
        </text:list-item>
        <text:list-item>
          <text:p text:style-name="P33">basic responsive design</text:p>
        </text:list-item>
        <text:list-item>
          <text:p text:style-name="P33">maybe an image gallery full of images with bank tag</text:p>
          <text:list>
            <text:list-item>
              <text:p text:style-name="P34">try <text:a xlink:type="simple" xlink:href="https://source.unsplash.com/random/?bank" text:style-name="Internet_20_link" text:visited-style-name="Visited_20_Internet_20_Link">https://source.unsplash.com/random/?bank</text:a></text:p>
            </text:list-item>
            <text:list-item>
              <text:p text:style-name="P34">probably just pick some, community, etc.</text:p>
            </text:list-item>
          </text:list>
        </text:list-item>
        <text:list-item>
          <text:p text:style-name="P34"/>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ra" svg:font-family="Lora, serif"/>
    <style:font-face style:name="Monaco" svg:font-family="Monaco"/>
    <style:font-face style:name="Arial1" svg:font-family="Arial" style:font-family-generic="swiss"/>
    <style:font-face style:name="Helvetica" svg:font-family="Helvetica"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Helvetica"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family-generic="swiss"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Helvetica" fo:font-family="Helvetica"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han Bundy</meta:initial-creator>
    <meta:creation-date>2020-05-15T15:55:33.121000000</meta:creation-date>
    <dc:date>2020-05-24T11:29:10.418000000</dc:date>
    <dc:creator>Ethan Bundy</dc:creator>
    <meta:editing-duration>P1DT4H7M54S</meta:editing-duration>
    <meta:editing-cycles>32</meta:editing-cycles>
    <meta:generator>LibreOffice/6.3.5.2$Windows_X86_64 LibreOffice_project/dd0751754f11728f69b42ee2af66670068624673</meta:generator>
    <meta:document-statistic meta:table-count="0" meta:image-count="0" meta:object-count="0" meta:page-count="3" meta:paragraph-count="60" meta:word-count="867" meta:character-count="4976" meta:non-whitespace-character-count="4098"/>
  </office:meta>
</office:document-meta>
</file>